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Company Na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AA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ademic Partnership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centu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d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eare Consulting, LL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ied Electronics &amp; Auto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st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azon Web Services (AW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pol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cens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vana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rkshire Hathaway Homestate Compan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illi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ooksou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iber Home Loans,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pital O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nge Healthca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les Schwa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gnizant Softvis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labe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erica Ba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temporary staffing solu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stom I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Y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verse L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business Technologies Corp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D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delity Invest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nTech LL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oQa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D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ldman Sach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len of Tr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HS Mark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maginui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finity Consulting Solu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lliCentric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obo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udge 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llyMitchell Group,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fo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ceSoft,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Q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ucid, LL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stech Digit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im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BS Professional Staff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cKes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tion Recruit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tion Recruit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toro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torTrend 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General Insuranc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Net2Source Inc. AvOID this compan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Relic,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CE CXo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TT DATA Servic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9 Solutions,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X Corporation U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kland Hospit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ch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sca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M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rogress Rail, A Caterpillar Compan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jekt2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stad Technolog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ytheon Intelligence &amp; Spa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onal Fin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bert Hal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seell &amp; Tob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bre Corpo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ggezz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gnet Jewel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://Simpli.fi/" xlink:type="simple">Simpli.fi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riusX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uthern Glazer's Wine &amp; Spiri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ctraforce Technolog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rant Appraisal Distri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as Capital Ba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TJX companies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de Clean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SR Consulting Services,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Si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c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ndav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iz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zient,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zient,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ol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btec Corpo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lls Farg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oh</text:p>
          </table:table-cell>
          <table:table-cell table:number-columns-repeated="1023"/>
        </table:table-row>
        <table:table-row table:style-name="ro1" table:number-rows-repeated="1086">
          <table:table-cell table:style-name="ce2"/>
          <table:table-cell table:number-columns-repeated="1023"/>
        </table:table-row>
        <table:table-row table:style-name="ro1" table:number-rows-repeated="1047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5:40:09.937000000</meta:creation-date>
    <dc:date>2022-02-03T15:42:05.905000000</dc:date>
    <meta:editing-duration>PT1M56S</meta:editing-duration>
    <meta:editing-cycles>1</meta:editing-cycles>
    <meta:document-statistic meta:table-count="1" meta:cell-count="99" meta:object-count="0"/>
    <meta:generator>LibreOffice/7.2.5.2$Windows_X86_64 LibreOffice_project/499f9727c189e6ef3471021d6132d4c694f357e5</meta:generator>
  </office:meta>
</office:document-meta>
</file>